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rsid="001c914a" officeooo:paragraph-rsid="001c914a"/>
    </style:style>
    <style:style style:name="P4" style:family="paragraph" style:parent-style-name="Standard">
      <style:text-properties officeooo:paragraph-rsid="001c914a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margin-top="0cm" fo:margin-bottom="0.247cm" style:contextual-spacing="false" fo:line-height="115%"/>
    </style:style>
    <style:style style:name="T1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des e Internet</text:h>
      <text:p text:style-name="P3">Javier Guerra</text:p>
      <text:p text:style-name="Standard">¿Cómo encaja todo?</text:p>
      <text:p text:style-name="Standard"/>
      <text:p text:style-name="Standard">Bits, bytes, Kb… y el código morse</text:p>
      <text:p text:style-name="Standard"><text:span text:style-name="Internet_20_link">https://es.wikipedia.org/wiki/Categor%C3%ADa:Unidades_de_informaci%C3%B3n</text:span></text:p>
      <text:p text:style-name="Standard">Comunicaciones entre ordenadores</text:p>
      <text:p text:style-name="Standard"><text:a xlink:type="simple" xlink:href="https://es.wikipedia.org/wiki/ASCII" text:style-name="Internet_20_link" text:visited-style-name="Visited_20_Internet_20_Link"><text:span text:style-name="Internet_20_link">https://es.wikipedia.org/wiki/ASCII</text:span></text:a> </text:p>
      <text:p text:style-name="Standard"/>
      <text:p text:style-name="Standard">Tipos de <text:s/>redes: LAN, MAN y WAN</text:p>
      <text:p text:style-name="Standard"><text:a xlink:type="simple" xlink:href="https://community.fs.com/es/blog/lan-vs-man-vs-wan-whats-the-difference.html" text:style-name="Internet_20_link" text:visited-style-name="Visited_20_Internet_20_Link"><text:span text:style-name="Internet_20_link">https://community.fs.com/es/blog/lan-vs-man-vs-wan-whats-the-difference.html</text:span></text:a></text:p>
      <text:p text:style-name="Standard"><text:a xlink:type="simple" xlink:href="https://community.fs.com/es/blog/tcpip-vs-osi-whats-the-difference-between-the-two-models.html" text:style-name="Internet_20_link" text:visited-style-name="Visited_20_Internet_20_Link"><text:span text:style-name="Internet_20_link">https://community.fs.com/es/blog/tcpip-vs-osi-whats-the-difference-between-the-two-models.html</text:span></text:a> </text:p>
      <text:p text:style-name="Standard"/>
      <text:p text:style-name="Standard">Puertos y controladores</text:p>
      <text:p text:style-name="Standard"><text:a xlink:type="simple" xlink:href="https://es.wikipedia.org/wiki/Puerto_(informática)" text:style-name="Internet_20_link" text:visited-style-name="Visited_20_Internet_20_Link"><text:span text:style-name="Internet_20_link">https://es.wikipedia.org/wiki/Puerto_(inform%C3%A1tica)</text:span></text:a></text:p>
      <text:p text:style-name="Standard"><text:a xlink:type="simple" xlink:href="https://es.wikipedia.org/wiki/Controlador_de_dispositivo" text:style-name="Internet_20_link" text:visited-style-name="Visited_20_Internet_20_Link"><text:span text:style-name="Internet_20_link">https://es.wikipedia.org/wiki/Controlador_de_dispositivo</text:span></text:a> </text:p>
      <text:p text:style-name="Standard"/>
      <text:p text:style-name="Text_20_body">IP</text:p>
      <text:p text:style-name="Text_20_body"><text:a xlink:type="simple" xlink:href="https://es.wikipedia.org/wiki/Dirección_IP" text:style-name="Internet_20_link" text:visited-style-name="Visited_20_Internet_20_Link"><text:span text:style-name="Internet_20_link">https://es.wikipedia.org/wiki/Direcci%C3%B3n_IP</text:span></text:a></text:p>
      <text:p text:style-name="Text_20_body"><text:span text:style-name="Internet_20_link"/></text:p>
      <text:p text:style-name="Text_20_body">Direccionamiento y enrutamiento</text:p>
      <text:p text:style-name="Text_20_body"><text:span text:style-name="Internet_20_link">https://es.wikipedia.org/wiki/Protocolo_de_internet</text:span></text:p>
      <text:p text:style-name="Text_20_body"><text:a xlink:type="simple" xlink:href="https://es.wikipedia.org/wiki/Router" text:style-name="Internet_20_link" text:visited-style-name="Visited_20_Internet_20_Link"><text:span text:style-name="Internet_20_link">https://es.wikipedia.org/wiki/Router</text:span></text:a></text:p>
      <text:p text:style-name="Text_20_body"><text:span text:style-name="Internet_20_link"/></text:p>
      <text:p text:style-name="Standard">Protocolos de red</text:p>
      <text:p text:style-name="Text_20_body"><text:a xlink:type="simple" xlink:href="https://es.wikipedia.org/wiki/Modelo_TCP/IP" text:style-name="Internet_20_link" text:visited-style-name="Visited_20_Internet_20_Link"><text:span text:style-name="Internet_20_link">https://es.wikipedia.org/wiki/Modelo_TCP/IP</text:span></text:a> </text:p>
      <text:p text:style-name="Text_20_body"><text:a xlink:type="simple" xlink:href="https://www.ibm.com/docs/es/aix/7.3?topic=protocol-tcpip-protocols" text:style-name="Internet_20_link" text:visited-style-name="Visited_20_Internet_20_Link"><text:span text:style-name="Internet_20_link">https://www.ibm.com/docs/es/aix/7.3?topic=protocol-tcpip-protocols</text:span></text:a></text:p>
      <text:p text:style-name="Text_20_body"><text:a xlink:type="simple" xlink:href="https://es.wikipedia.org/wiki/Protocolo_de_transferencia_de_hipertexto" text:style-name="Internet_20_link" text:visited-style-name="Visited_20_Internet_20_Link"><text:span text:style-name="Internet_20_link">https://es.wikipedia.org/wiki/Protocolo_de_transferencia_de_hipertexto</text:span></text:a> </text:p>
      <text:p text:style-name="Text_20_body"><text:a xlink:type="simple" xlink:href="https://es.wikipedia.org/wiki/Sistema_de_nombres_de_dominio" text:style-name="Internet_20_link" text:visited-style-name="Visited_20_Internet_20_Link"><text:span text:style-name="Internet_20_link">https://es.wikipedia.org/wiki/Sistema_de_nombres_de_dominio</text:span></text:a> </text:p>
      <text:p text:style-name="Text_20_body"><text:a xlink:type="simple" xlink:href="https://es.wikipedia.org/wiki/Familia_de_protocolos_de_internet" text:style-name="Internet_20_link" text:visited-style-name="Visited_20_Internet_20_Link"><text:span text:style-name="Internet_20_link">https://es.wikipedia.org/wiki/Familia_de_protocolos_de_internet</text:span></text:a> </text:p>
      <text:p text:style-name="Text_20_body"/>
      <text:p text:style-name="P4">Nodos</text:p>
      <text:p text:style-name="Standard"><text:a xlink:type="simple" xlink:href="https://es.wikipedia.org/wiki/Localhost" text:style-name="Internet_20_link" text:visited-style-name="Visited_20_Internet_20_Link"><text:span text:style-name="Internet_20_link">https://es.wikipedia.org/wiki/Localhost</text:span></text:a> </text:p>
      <text:p text:style-name="Standard"><text:a xlink:type="simple" xlink:href="https://es.wikipedia.org/wiki/Localhost" text:style-name="Internet_20_link" text:visited-style-name="Visited_20_Internet_20_Link"><text:span text:style-name="Internet_20_link">https://es.wikipedia.org/wiki/Localhost</text:span></text:a> </text:p>
      <text:p text:style-name="Standard"><text:soft-page-break/>Arquitectura cliente-servidor y Peer-to-peer</text:p>
      <text:p text:style-name="Standard"><text:a xlink:type="simple" xlink:href="https://es.wikipedia.org/wiki/Cliente-servidor" text:style-name="Internet_20_link" text:visited-style-name="Visited_20_Internet_20_Link"><text:span text:style-name="Internet_20_link">https://es.wikipedia.org/wiki/Cliente-servidor</text:span></text:a> <text:s/></text:p>
      <text:p text:style-name="Standard"><text:a xlink:type="simple" xlink:href="https://es.wikipedia.org/wiki/Peer-to-peer" text:style-name="Internet_20_link" text:visited-style-name="Visited_20_Internet_20_Link"><text:span text:style-name="Internet_20_link">https://es.wikipedia.org/wiki/Peer-to-peer</text:span></text:a> </text:p>
      <text:p text:style-name="Standard"/>
      <text:p text:style-name="P4">Servidores</text:p>
      <text:p text:style-name="Standard"><text:a xlink:type="simple" xlink:href="https://es.wikipedia.org/wiki/Servidor_web" text:style-name="Internet_20_link" text:visited-style-name="Visited_20_Internet_20_Link"><text:span text:style-name="Internet_20_link">https://es.wikipedia.org/wiki/Servidor_web</text:span></text:a> </text:p>
      <text:p text:style-name="Standard"><text:a xlink:type="simple" xlink:href="https://es.wikipedia.org/wiki/Dominio_de_internet" text:style-name="Internet_20_link" text:visited-style-name="Visited_20_Internet_20_Link"><text:span text:style-name="Internet_20_link">https://es.wikipedia.org/wiki/Dominio_de_internet</text:span></text:a> </text:p>
      <text:p text:style-name="Standard"><text:a xlink:type="simple" xlink:href="https://letsencrypt.org/es/" text:style-name="Internet_20_link" text:visited-style-name="Visited_20_Internet_20_Link"><text:span text:style-name="Internet_20_link">https://letsencrypt.org/es/</text:span></text:a> </text:p>
      <text:p text:style-name="Standard"><text:a xlink:type="simple" xlink:href="https://es.wikipedia.org/wiki/Hipertexto" text:style-name="Internet_20_link" text:visited-style-name="Visited_20_Internet_20_Link"><text:span text:style-name="Internet_20_link">https://es.wikipedia.org/wiki/Hipertexto</text:span></text:a></text:p>
      <text:p text:style-name="Standard"><text:a xlink:type="simple" xlink:href="https://howhttps.works/es/" text:style-name="Internet_20_link" text:visited-style-name="Visited_20_Internet_20_Link"><text:span text:style-name="Internet_20_link">https://howhttps.works/es/</text:span></text:a></text:p>
      <text:p text:style-name="Standard"><text:span text:style-name="Internet_20_link"/></text:p>
      <text:p text:style-name="Standard">Redes locales</text:p>
      <text:p text:style-name="Text_20_body"><text:a xlink:type="simple" xlink:href="https://es.wikipedia.org/wiki/Control_de_acceso_al_medio" text:style-name="Internet_20_link" text:visited-style-name="Visited_20_Internet_20_Link"><text:span text:style-name="Internet_20_link">https://es.wikipedia.org/wiki/Control_de_acceso_al_medio</text:span></text:a> </text:p>
      <text:p text:style-name="Text_20_body"><text:a xlink:type="simple" xlink:href="https://es.wikipedia.org/wiki/Ethernet" text:style-name="Internet_20_link" text:visited-style-name="Visited_20_Internet_20_Link"><text:span text:style-name="Internet_20_link">https://es.wikipedia.org/wiki/Ethernet</text:span></text:a> </text:p>
      <text:p text:style-name="Text_20_body"><text:a xlink:type="simple" xlink:href="https://es.wikipedia.org/wiki/Wifi" text:style-name="Internet_20_link" text:visited-style-name="Visited_20_Internet_20_Link"><text:span text:style-name="Internet_20_link">https://es.wikipedia.org/wiki/Wifi</text:span></text:a> </text:p>
      <text:p text:style-name="Text_20_body"><text:span text:style-name="Internet_20_link">https://es.wikipedia.org/wiki/Punto_de_acceso_inal%C3%A1mbrico</text:span></text:p>
      <text:p text:style-name="Standard"><text:a xlink:type="simple" xlink:href="https://es.wikipedia.org/wiki/Protocolo_de_configuración_dinámica_de_host" text:style-name="Internet_20_link" text:visited-style-name="Visited_20_Internet_20_Link"><text:span text:style-name="Internet_20_link">https://es.wikipedia.org/wiki/Protocolo_de_configuraci%C3%B3n_din%C3%A1mica_de_host</text:span></text:a></text:p>
      <text:p text:style-name="Standard"><text:span text:style-name="Internet_20_link">https://es.wikipedia.org/wiki/Puerta_de_enlace</text:span></text:p>
      <text:p text:style-name="Text_20_body"><text:span text:style-name="Strong"/></text:p>
      <text:p text:style-name="Text_20_body"><text:span text:style-name="Strong">Recomendaciones de material complementario para divertirse:</text:span></text:p>
      <text:p text:style-name="P5">Libro: «Redes de computadoras», Andrew S. Tanenbaum y otros. (1981)<text:line-break/><text:span text:style-name="Internet_20_link">https://openlibrary.org/books/OL24657684M/Redes_de_Computadoras</text:span></text:p>
      <text:p text:style-name="P5">Tesis: «Análisis Histórico de Internet en España», Andreu Veà Baró (2002)<text:line-break/><text:a xlink:type="simple" xlink:href="https://www.tdx.cat/bitstream/handle/10803/9156/Tavb03de23.pdf" text:style-name="Internet_20_link" text:visited-style-name="Visited_20_Internet_20_Link"><text:span text:style-name="Internet_20_link">https://www.tdx.cat/bitstream/handle/10803/9156/Tavb03de23.pdf</text:span></text:a></text:p>
      <text:p text:style-name="Standard"/>
      <text:p text:style-name="Text_20_body"><text:span text:style-name="Strong">Ejercicio:</text:span></text:p>
      <text:p text:style-name="P6"><text:span text:style-name="Strong"><text:span text:style-name="T1">Describe los pasos y los protocolos que implica una petición web desde tu nodo de la red hasta un servidor y vuelta hasta que el navegador renderiza el resultado de la consulta.</text:span>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 Sans ExtraBold" svg:font-family="'Open Sans ExtraBold'" style:font-family-generic="roman" style:font-pitch="variable"/>
    <style:font-face style:name="Open Sans ExtraBold1" svg:font-family="'Open Sans ExtraBold'" style:font-family-generic="system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0.5pt" fo:language="es" fo:country="ES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Arial1" style:font-family-complex="Arial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text-properties fo:text-transform="uppercase" fo:color="#c00000" loext:opacity="100%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.423cm" style:contextual-spacing="false" fo:keep-together="always" fo:padding-left="0cm" fo:padding-right="0cm" fo:padding-top="0cm" fo:padding-bottom="0.035cm" fo:border-left="none" fo:border-right="none" fo:border-top="none" fo:border-bottom="2.24pt solid #c00000" fo:keep-with-next="always"/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.212cm" style:contextual-spacing="false" fo:keep-together="always" fo:text-indent="0.25cm" style:auto-text-indent="false" fo:padding-left="0cm" fo:padding-right="0cm" fo:padding-top="0cm" fo:padding-bottom="0.035cm" fo:border-left="none" fo:border-right="none" fo:border-top="none" fo:border-bottom="0.51pt solid #c00000" fo:keep-with-next="always"/>
      <style:text-properties fo:color="#c00000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212cm" fo:margin-bottom="0.282cm" style:contextual-spacing="false"/>
      <style:text-properties fo:color="#c00000" loext:opacity="100%" fo:font-style="italic" style:font-style-asian="italic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WWNum1" style:list-level="1" style:class="text">
      <style:paragraph-properties fo:margin-top="0.071cm" fo:margin-bottom="0.423cm" style:contextual-spacing="false" fo:keep-together="always" fo:keep-with-next="always"/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line-height="115%" fo:keep-together="always" fo:keep-with-next="always"/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Text_20_body" loext:linked-style-name="Título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 fo:line-height="100%"/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0.5pt" fo:language="es" fo:country="ES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Arial1" style:font-family-complex="Arial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loext:linked-style-name="Texto_20_comentario_20_Car">
      <style:paragraph-properties fo:line-height="100%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index_20_heading1" style:display-name="index heading1" style:family="paragraph" style:parent-style-name="Title"/>
    <style:style style:name="index_20_heading2" style:display-name="index heading2" style:family="paragraph" style:parent-style-name="Title"/>
    <style:style style:name="index_20_heading3" style:display-name="index heading3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text-align="start" style:justify-single-word="false" fo:keep-together="always" fo:keep-with-next="always"/>
      <style:text-properties fo:font-variant="normal" fo:text-transform="none"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es" style:country-asian="ES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 fo:margin-right="0cm" fo:margin-top="0cm" fo:margin-bottom="0.176cm" style:contextual-spacing="false" fo:text-indent="0cm" style:auto-text-indent="false"/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style:font-name="Arial" fo:font-family="Arial" style:font-family-generic="roman" style:font-pitch="variable" fo:language="es" fo:country="ES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 fo:text-align="start" style:justify-single-word="false" style:vertical-align="baseline"/>
      <style:text-properties style:font-name="Liberation Mono" fo:font-family="'Liberation Mono'" style:font-family-generic="roman" style:font-pitch="variable" fo:font-size="10pt" style:letter-kerning="true" style:font-name-asian="Noto Sans Mono CJK SC" style:font-family-asian="'Noto Sans Mono CJK SC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/>
    </style:style>
    <style:style style:name="Tabla_20_normal1" style:display-name="Tabla normal1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Symbol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Énfasis1" style:family="text" style:parent-style-name="Default_20_Paragraph_20_Font">
      <style:text-properties fo:font-style="italic" style:font-style-asian="italic" style:font-style-complex="itali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9_20_Car" style:display-name="Título 9 Car" style:family="text" style:parent-style-name="Default_20_Paragraph_20_Font">
      <style:text-properties fo:color="#404040" loext:opacity="100%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ook_20_Title" style:display-name="Book Title" style:family="text" style:parent-style-name="Default_20_Paragraph_20_Font">
      <style:text-properties fo:text-transform="uppercase" style:font-name="Open Sans ExtraBold" fo:font-family="'Open Sans ExtraBold'" style:font-family-generic="roman" style:font-pitch="variable" fo:font-size="36pt" fo:letter-spacing="0.009cm" fo:font-weight="bold" style:font-size-asian="36pt" style:font-weight-asian="bold" style:font-name-complex="Open Sans ExtraBold1" style:font-family-complex="'Open Sans ExtraBold'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fo:text-transform="uppercase" fo:color="#c0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ítulo_20_3_20_Car" style:display-name="Título 3 Car" style:family="text" style:parent-style-name="Default_20_Paragraph_20_Font">
      <style:text-properties fo:color="#c00000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2_20_Car" style:display-name="Título 2 Car" style:family="text" style:parent-style-name="Default_20_Paragraph_20_Font">
      <style:text-properties fo:color="#c00000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c00000" loext:opacity="100%" style:font-name="Arial" fo:font-family="Arial" style:font-family-generic="roman" style:font-pitch="variable" fo:font-size="10.5pt" fo:font-style="italic" style:font-size-asian="10.5pt" style:font-style-asian="italic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0d0d0d" loext:opacity="100%" style:font-name="Open Sans Light" fo:font-family="'Open Sans Light'" style:font-family-generic="roman" style:font-pitch="variable" fo:font-size="10pt" style:rfc-language-tag="es-ES-u-co-trad" fo:language="es" fo:country="ES" style:font-name-asian="F" style:font-family-generic-asian="system" style:font-pitch-asian="variable" style:font-size-asian="10pt" style:font-name-complex="Open Sans Light1" style:font-family-complex="'Open Sans Light'" style:font-family-generic-complex="system" style:font-pitch-complex="variable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Open Sans Light" fo:font-family="'Open Sans Light'" style:font-family-generic="roman" style:font-pitch="variable" fo:font-size="10pt" style:rfc-language-tag="es-ES-u-co-trad" fo:language="es" fo:country="ES" style:font-size-asian="10pt" style:font-name-complex="Open Sans Light1" style:font-family-complex="'Open Sans Light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Arial" fo:font-family="Arial" style:font-family-generic="roman" style:font-pitch="variable" fo:font-size="10pt" style:rfc-language-tag="es-ES-u-co-trad" fo:language="es" fo:country="E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Mención_20_sin_20_resolver3" style:display-name="Mención sin resolver3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olo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99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8:25:00</meta:creation-date>
    <meta:initial-creator>Goodjob</meta:initial-creator>
    <dc:language>es-ES</dc:language>
    <meta:print-date>2023-11-15T06:37:00</meta:print-date>
    <dc:date>2024-07-22T12:19:54.783733718</dc:date>
    <meta:editing-cycles>23</meta:editing-cycles>
    <meta:editing-duration>PT5H54M38S</meta:editing-duration>
    <meta:generator>LibreOffice/7.3.7.2$Linux_X86_64 LibreOffice_project/30$Build-2</meta:generator>
    <meta:document-statistic meta:table-count="0" meta:image-count="0" meta:object-count="0" meta:page-count="2" meta:paragraph-count="49" meta:word-count="135" meta:character-count="2314" meta:non-whitespace-character-count="2209"/>
    <meta:user-defined meta:name="AppVersion">15.0000</meta:user-defined>
    <meta:user-defined meta:name="Company">HP Inc.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